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722cm" fo:min-width="2.477cm"/>
    </style:style>
    <style:style style:name="gr3" style:family="graphic" style:parent-style-name="standard">
      <style:graphic-properties draw:textarea-horizontal-align="justify" draw:textarea-vertical-align="middle" draw:auto-grow-height="false" fo:min-height="21.546cm" fo:min-width="1.803cm"/>
    </style:style>
    <style:style style:name="gr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5" style:family="graphic" style:parent-style-name="standard">
      <style:graphic-properties svg:stroke-color="#999999" draw:marker-start="Arrow" draw:marker-start-width="0.3cm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to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66cm" svg:y1="2.315cm" svg:x2="2.766cm" svg:y2="26.68cm">
          <text:p/>
        </draw:line>
        <draw:line draw:style-name="gr1" draw:text-style-name="P1" draw:layer="layout" svg:x1="8.217cm" svg:y1="2.315cm" svg:x2="8.217cm" svg:y2="26.68cm">
          <text:p/>
        </draw:line>
        <draw:line draw:style-name="gr1" draw:text-style-name="P1" draw:layer="layout" svg:x1="13.817cm" svg:y1="2.315cm" svg:x2="13.817cm" svg:y2="26.68cm">
          <text:p/>
        </draw:line>
        <draw:custom-shape draw:style-name="gr2" draw:text-style-name="P2" draw:layer="layout" svg:width="3.081cm" svg:height="1.076cm" svg:x="1.109cm" svg:y="1.308cm">
          <text:p text:style-name="P2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81cm" svg:height="1.076cm" svg:x="6.604cm" svg:y="1.308cm">
          <text:p text:style-name="P2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81cm" svg:height="1.076cm" svg:x="12.239cm" svg:y="1.308cm">
          <text:p text:style-name="P2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302cm" svg:height="23.384cm" svg:x="18.088cm" svg:y="1.65cm">
          <text:p text:style-name="P2">PGSQL</text:p>
          <draw:enhanced-geometry svg:viewBox="0 0 88 21600" draw:glue-points="44 ?f6 44 0 0 10800 44 21600 88 10800" draw:text-areas="0 ?f6 88 ?f3" draw:type="can" draw:modifiers="978.4942769627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3" draw:layer="layout" svg:x1="2.815cm" svg:y1="3.526cm" svg:x2="8.223cm" svg:y2="4.485cm">
          <text:p text:style-name="P2"><text:span text:style-name="T1">?command=dashboard</text:span></text:p>
          <text:p text:style-name="P2"><text:span text:style-name="T1">GET: userid, session token</text:span></text:p>
        </draw:line>
        <draw:line draw:style-name="gr5" draw:text-style-name="P4" draw:layer="layout" svg:x1="2.786cm" svg:y1="7.87cm" svg:x2="8.194cm" svg:y2="7.201cm">
          <text:p text:style-name="P2"><text:span text:style-name="T1">HTML: dashboard page</text:span></text:p>
        </draw:line>
        <draw:line draw:style-name="gr4" draw:text-style-name="P3" draw:layer="layout" svg:x1="8.342cm" svg:y1="4.56cm" svg:x2="13.75cm" svg:y2="5.519cm">
          <text:p text:style-name="P2"><text:span text:style-name="T1">com</text:span><text:span text:style-name="T2">m</text:span><text:span text:style-name="T1">and: user_info</text:span></text:p>
          <text:p text:style-name="P2"><text:span text:style-name="T1">userid</text:span><text:span text:style-name="T1"><text:line-break/></text:span><text:span text:style-name="T1">session token</text:span></text:p>
        </draw:line>
        <draw:line draw:style-name="gr5" draw:text-style-name="P4" draw:layer="layout" svg:x1="8.313cm" svg:y1="7.104cm" svg:x2="13.721cm" svg:y2="6.435cm">
          <text:p text:style-name="P2"><text:span text:style-name="T1">response: user history, info</text:span></text:p>
          <text:p text:style-name="P2"><text:span text:style-name="T1">userid</text:span></text:p>
          <text:p text:style-name="P2"><text:span text:style-name="T1">session token</text:span></text:p>
        </draw:line>
        <draw:line draw:style-name="gr6" draw:text-style-name="P4" draw:layer="layout" svg:x1="13.894cm" svg:y1="5.652cm" svg:x2="18.052cm" svg:y2="5.652cm">
          <text:p text:style-name="P2"><text:span text:style-name="T1"/></text:p>
          <text:p text:style-name="P2"><text:span text:style-name="T1">validate userid + token</text:span></text:p>
          <text:p text:style-name="P2"><text:span text:style-name="T1">get user info, edit history,</text:span><text:span text:style-name="T1"><text:line-break/></text:span><text:span text:style-name="T1">in-progress edits</text:span></text:p>
          <text:p text:style-name="P2"><text:span text:style-name="T1"/></text:p>
        </draw:line>
        <draw:frame draw:style-name="gr7" draw:text-style-name="P5" draw:layer="layout" svg:width="1.137cm" svg:height="0.962cm" draw:transform="rotate (1.5707963267949) translate (2.646cm 3.584cm)">
          <draw:text-box>
            <text:p>…</text:p>
          </draw:text-box>
        </draw:frame>
        <draw:frame draw:style-name="gr7" draw:text-style-name="P5" draw:layer="layout" svg:width="1.137cm" svg:height="0.962cm" draw:transform="rotate (1.5707963267949) translate (2.476cm 25.977cm)">
          <draw:text-box>
            <text:p>…</text:p>
          </draw:text-box>
        </draw:frame>
        <draw:line draw:style-name="gr4" draw:text-style-name="P3" draw:layer="layout" svg:x1="2.772cm" svg:y1="11.177cm" svg:x2="8.18cm" svg:y2="12.136cm">
          <text:p text:style-name="P2"><text:span text:style-name="T1">?command=edit</text:span></text:p>
          <text:p text:style-name="P2"><text:span text:style-name="T1">GET: userid, session token</text:span><text:span text:style-name="T1"><text:line-break/></text:span><text:span text:style-name="T1">constellation_id = X</text:span></text:p>
        </draw:line>
        <draw:line draw:style-name="gr5" draw:text-style-name="P4" draw:layer="layout" svg:x1="2.743cm" svg:y1="15.521cm" svg:x2="8.151cm" svg:y2="14.852cm">
          <text:p text:style-name="P2"><text:span text:style-name="T1">HTML: edit page</text:span></text:p>
        </draw:line>
        <draw:line draw:style-name="gr4" draw:text-style-name="P3" draw:layer="layout" svg:x1="8.299cm" svg:y1="12.211cm" svg:x2="13.707cm" svg:y2="13.17cm">
          <text:p text:style-name="P2"><text:span text:style-name="T1">com</text:span><text:span text:style-name="T2">m</text:span><text:span text:style-name="T1">and: edit</text:span></text:p>
          <text:p text:style-name="P2"><text:span text:style-name="T1">userid, session token,</text:span><text:span text:style-name="T1"><text:line-break/></text:span><text:span text:style-name="T1">constellation_id = X</text:span></text:p>
        </draw:line>
        <draw:line draw:style-name="gr5" draw:text-style-name="P4" draw:layer="layout" svg:x1="8.27cm" svg:y1="14.755cm" svg:x2="13.678cm" svg:y2="14.086cm">
          <text:p text:style-name="P2"><text:span text:style-name="T1">response: constellation,</text:span><text:span text:style-name="T1"><text:line-break/></text:span><text:span text:style-name="T1">userid, session token</text:span></text:p>
        </draw:line>
        <draw:line draw:style-name="gr6" draw:text-style-name="P4" draw:layer="layout" svg:x1="13.851cm" svg:y1="13.303cm" svg:x2="18.009cm" svg:y2="13.303cm">
          <text:p text:style-name="P2"><text:span text:style-name="T1"/></text:p>
          <text:p text:style-name="P2"><text:span text:style-name="T1">validate userid + token</text:span></text:p>
          <text:p text:style-name="P2"><text:span text:style-name="T1">validate constellation id X</text:span><text:span text:style-name="T1"><text:line-break/></text:span><text:span text:style-name="T1">lock constellation</text:span><text:span text:style-name="T1"><text:line-break/></text:span><text:span text:style-name="T1">return constellation</text:span></text:p>
          <text:p text:style-name="P2"><text:span text:style-name="T1"/></text:p>
        </draw:line>
        <draw:line draw:style-name="gr4" draw:text-style-name="P3" draw:layer="layout" svg:x1="2.773cm" svg:y1="17.981cm" svg:x2="8.181cm" svg:y2="18.94cm">
          <text:p text:style-name="P2"><text:span text:style-name="T1">?command=save</text:span><text:span text:style-name="T1"><text:line-break/></text:span><text:span text:style-name="T1">POST: userid, session token</text:span><text:span text:style-name="T1"><text:line-break/></text:span><text:span text:style-name="T1">constellation data (POST)</text:span></text:p>
        </draw:line>
        <draw:line draw:style-name="gr5" draw:text-style-name="P4" draw:layer="layout" svg:x1="2.744cm" svg:y1="22.325cm" svg:x2="8.152cm" svg:y2="21.656cm">
          <text:p text:style-name="P2"><text:span text:style-name="T1">JSON: success,</text:span><text:span text:style-name="T1"><text:line-break/></text:span><text:span text:style-name="T1">updated constellation data</text:span></text:p>
        </draw:line>
        <draw:line draw:style-name="gr4" draw:text-style-name="P3" draw:layer="layout" svg:x1="8.3cm" svg:y1="19.015cm" svg:x2="13.708cm" svg:y2="19.974cm">
          <text:p text:style-name="P2"><text:span text:style-name="T1">com</text:span><text:span text:style-name="T2">m</text:span><text:span text:style-name="T1">and: update</text:span></text:p>
          <text:p text:style-name="P2"><text:span text:style-name="T1">userid, session token,</text:span><text:span text:style-name="T1"><text:line-break/></text:span><text:span text:style-name="T1">constellation (JSON)</text:span></text:p>
        </draw:line>
        <draw:line draw:style-name="gr5" draw:text-style-name="P4" draw:layer="layout" svg:x1="8.271cm" svg:y1="21.559cm" svg:x2="13.679cm" svg:y2="20.89cm">
          <text:p text:style-name="P2"><text:span text:style-name="T1">response: success,</text:span><text:span text:style-name="T1"><text:line-break/></text:span><text:span text:style-name="T1">updated constellation,</text:span><text:span text:style-name="T1"><text:line-break/></text:span><text:span text:style-name="T1">userid, session token</text:span></text:p>
        </draw:line>
        <draw:line draw:style-name="gr6" draw:text-style-name="P4" draw:layer="layout" svg:x1="13.852cm" svg:y1="20.107cm" svg:x2="18.01cm" svg:y2="20.107cm">
          <text:p text:style-name="P2"><text:span text:style-name="T1"/></text:p>
          <text:p text:style-name="P2"><text:span text:style-name="T1">validate userid + token</text:span></text:p>
          <text:p text:style-name="P2"><text:span text:style-name="T1">validate constellation id X</text:span><text:span text:style-name="T1"><text:line-break/></text:span><text:span text:style-name="T1">update constellation data</text:span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bie Hott</meta:initial-creator>
    <meta:creation-date>2015-12-15T12:15:10.252713024</meta:creation-date>
    <dc:date>2016-01-04T16:21:02.384070677</dc:date>
    <dc:creator>Robbie Hott</dc:creator>
    <meta:editing-duration>PT4H9M17S</meta:editing-duration>
    <meta:editing-cycles>3</meta:editing-cycles>
    <meta:generator>LibreOffice/5.0.4.2$Linux_X86_64 LibreOffice_project/00m0$Build-2</meta:generator>
    <meta:document-statistic meta:object-count="24"/>
  </office:meta>
</office:document-meta>
</file>